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Inhoudsopgave</text:p>
          </text:index-title>
          <text:p text:style-name="P2">Opdrachtbeschrijving<text:tab/>2</text:p>
          <text:p text:style-name="P3">Systeemeisen<text:tab/>2</text:p>
          <text:p text:style-name="P3">User Stories<text:tab/>2</text:p>
          <text:p text:style-name="P2">Klassendiagram<text:tab/>3</text:p>
          <text:p text:style-name="P2">Sequentiediagrammen<text:tab/>4</text:p>
        </text:index-body>
      </text:table-of-content>
      <text:p text:style-name="Standard"/>
      <text:h text:style-name="P1" text:outline-level="1">Opdrachtbeschrijving</text:h>
      <text:h text:style-name="Heading_20_1" text:outline-level="1"/>
      <text:h text:style-name="Heading_20_2" text:outline-level="2">Systeemeisen</text:h>
      <text:p text:style-name="Text_20_body"/>
      <text:h text:style-name="Heading_20_2" text:outline-level="2">User Stories</text:h>
      <text:h text:style-name="P1" text:outline-level="1">Klassendiagram</text:h>
      <text:h text:style-name="P1" text:outline-level="1">Sequentiediagramme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0M9S</meta:editing-duration>
    <meta:editing-cycles>3</meta:editing-cycles>
    <meta:generator>OpenOffice/4.1.5$Win32 OpenOffice.org_project/415m1$Build-9789</meta:generator>
    <dc:date>2022-05-19T14:09:25.48</dc:date>
    <meta:document-statistic meta:table-count="0" meta:image-count="0" meta:object-count="0" meta:page-count="4" meta:paragraph-count="11" meta:word-count="18" meta:character-count="177"/>
    <dc:creator>Rick de Jong</dc:creator>
    <meta:user-defined meta:name="Info 1"/>
    <meta:user-defined meta:name="Info 2"/>
    <meta:user-defined meta:name="Info 3"/>
    <meta:user-defined meta:name="Info 4"/>
  </office:meta>
</office:document-meta>
</file>